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5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nemy takes 3 extra attack damage this tur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, 1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Blood has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*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ts an extra tim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pply 3 frostbite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n discard: <text:s/>8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 haste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 damage per enemy, targets lowest h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mmel 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 overextend.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avage Thru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3 overextend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Soaked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8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ll 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ain 1 less energy next turn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(single target)</text:p>
          </table:table-cell>
          <table:table-cell office:value-type="string" calcext:value-type="string">
            <text:p>Replenish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timagic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pplying buff, debuff, or status card</text:p>
          </table:table-cell>
          <table:table-cell office:value-type="string" calcext:value-type="string">
            <text:p>1, 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ttun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20* when you shuffle your deck</text:p>
          </table:table-cell>
          <table:table-cell office:value-type="string" calcext:value-type="string">
            <text:p>1, 7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hobble</text:p>
          </table:table-cell>
          <table:table-cell office:value-type="string" calcext:value-type="string">
            <text:p>4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Frostbite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3 frostbite Bonus: 3 frostbite</text:p>
          </table:table-cell>
          <table:table-cell office:value-type="string" calcext:value-type="string">
            <text:p>2, 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1 int. <text:s/>Place back in your hand</text:p>
          </table:table-cell>
          <table:table-cell office:value-type="string" calcext:value-type="string">
            <text:p>Replenish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rk Art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8*+</text:p>
          </table:table-cell>
          <table:table-cell table:number-columns-repeated="2"/>
          <table:table-cell office:value-type="string" calcext:value-type="string">
            <text:p>One hit, not multiple</text:p>
          </table:table-cell>
          <table:table-cell office:value-type="string" calcext:value-type="string">
            <text:p>3*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5 Overextend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*+</text:p>
          </table:table-cell>
          <table:table-cell table:number-columns-repeated="2"/>
          <table:table-cell office:value-type="string" calcext:value-type="string">
            <text:p>Pop all shards, do 10* damage to all enemies for each shard (one hit)</text:p>
          </table:table-cell>
          <table:table-cell office:value-type="string" calcext:value-type="string">
            <text:p>3*</text:p>
          </table:table-cell>
          <table:table-cell table:style-name="ce2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in 1 haste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loit Ope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2 vulnerable. <text:s/>Fetch an attack from your draw pi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discard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nate. Apply 7 frostbite when you embed a shard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4 block.</text:p>
          </table:table-cell>
          <table:table-cell office:value-type="string" calcext:value-type="string">
            <text:p>2, 2, 2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 1d</text:p>
          </table:table-cell>
          <table:table-cell office:value-type="string" calcext:value-type="string">
            <text:p>1 Soaked</text:p>
          </table:table-cell>
          <table:table-cell office:value-type="string" calcext:value-type="string">
            <text:p>1dd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/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f enemy has 3 debuffs, gain 1 energy, draw a card and discard a card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urity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Exhaust 3 random status</text:p>
          </table:table-cell>
          <table:table-cell office:value-type="string" calcext:value-type="string">
            <text:p>also curses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play a card this turn, discard a random card and draw a card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Explos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 weak, vuln, hobble, Overextend 5</text:p>
          </table:table-cell>
          <table:table-cell office:value-type="string" calcext:value-type="string">
            <text:p>0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, 1d</text:p>
          </table:table-cell>
          <table:table-cell table:number-columns-repeated="2"/>
          <table:table-cell office:value-type="string" calcext:value-type="string">
            <text:p>1dd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actical Comba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1 block when striking an enemy</text:p>
          </table:table-cell>
          <table:table-cell/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 sigil is discarded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ll enemies, 3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Whi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Fetch an attack from your discard pile.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5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ood Lu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deal damage, ALL damage +2 until start of your next turn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1" office:value-type="string" calcext:value-type="string">
            <text:p>Elemental Form</text:p>
          </table:table-cell>
          <table:table-cell table:style-name="ce1" office:value-type="string" calcext:value-type="string">
            <text:p>Rare</text:p>
          </table:table-cell>
          <table:table-cell table:style-name="ce1" office:value-type="string" calcext:value-type="string">
            <text:p>Powe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Whenever you play or discard a card, </text:p>
            <text:p>1* to a random enemy.  THEME SONG</text:p>
          </table:table-cell>
          <table:table-cell table:style-name="ce5" office:value-type="string" calcext:value-type="string">
            <text:p>2*</text:p>
          </table:table-cell>
          <table:table-cell table:style-name="ce7"/>
          <table:table-cell table:style-name="ce1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Replenish</text:p>
          </table:table-cell>
          <table:table-cell table:style-name="ce3"/>
          <table:table-cell table:number-columns-repeated="53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pply 12 frostbite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4 int and 4 str. <text:s/>Lose 2 dex.</text:p>
          </table:table-cell>
          <table:table-cell office:value-type="string" calcext:value-type="string">
            <text:p>2, 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style-name="ce1" table:number-columns-repeated="51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2 Haste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ish</text:p>
          </table:table-cell>
          <table:table-cell/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5* damage for every sigil discarded this combat, ALL enemies.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discard a card, 1* to ALL enemies</text:p>
          </table:table-cell>
          <table:table-cell table:style-name="Default" office:value-type="string" calcext:value-type="string">
            <text:p>2*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x3</text:p>
          </table:table-cell>
          <table:table-cell table:number-columns-repeated="2"/>
          <table:table-cell office:value-type="string" calcext:value-type="string">
            <text:p>Overextend 10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Retain. <text:s/>Discard any number of cards and draw that many. <text:s/>Exhaust.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2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a flash freeze and a flow to your hand at start of combat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2"/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hen you shuffle your deck, draw 2 extra cards</text:p>
          </table:table-cell>
          <table:table-cell/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Discards target randomly</text:p>
          </table:table-cell>
          <table:table-cell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stack when you apply debuffs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2"/>
        </table:table-row>
      </table:table>
      <table:named-expressions/>
      <table:database-ranges>
        <table:database-range table:name="__Anonymous_Sheet_DB__0" table:target-range-address="Cards.A67:Cards.M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7:11:43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7-29T17:22:49.012000000</dc:date>
    <meta:editing-duration>P8DT20H26M24S</meta:editing-duration>
    <meta:editing-cycles>2385</meta:editing-cycles>
    <meta:document-statistic meta:table-count="3" meta:cell-count="617" meta:object-count="0"/>
  </office:meta>
</office:document-meta>
</file>